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draw:stroke="none" draw:fill="hatch" draw:fill-hatch-name="Black_20_90_20_Degrees" draw:textarea-horizontal-align="justify" draw:textarea-vertical-align="middle" draw:auto-grow-height="false" fo:min-height="0cm" fo:min-width="0.097cm"/>
    </style:style>
    <style:style style:name="gr6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draw:stroke="none" draw:fill="hatch" draw:fill-hatch-name="Black_20_-45_20_Degrees" draw:textarea-horizontal-align="justify" draw:textarea-vertical-align="middle" draw:auto-grow-height="false" fo:min-height="0.392cm" fo:min-width="0cm"/>
    </style:style>
    <style:style style:name="gr8" style:family="graphic" style:parent-style-name="objectwithoutfill">
      <style:graphic-properties draw:stroke="dash" draw:stroke-dash="Штрих_20_точка" draw:fill="none" draw:textarea-vertical-align="middle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1" style:family="graphic" style:parent-style-name="standard">
      <style:graphic-properties svg:stroke-width="0.028cm" svg:stroke-color="#000000" draw:marker-start="Arrow_20_concave" draw:marker-start-width="0.242cm" draw:marker-end="" draw:marker-end-width="0.242cm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58cm" fo:min-width="0.218cm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3cm" fo:min-width="0.19cm" fo:padding-top="0.139cm" fo:padding-bottom="0.139cm" fo:padding-left="0.264cm" fo:padding-right="0.264cm"/>
    </style:style>
    <style:style style:name="gr14" style:family="graphic" style:parent-style-name="standard">
      <style:graphic-properties draw:stroke="none" draw:fill="none" fo:min-height="0.396cm"/>
    </style:style>
    <style:style style:name="gr15" style:family="graphic" style:parent-style-name="standard">
      <style:graphic-properties draw:stroke="none" draw:fill="none" fo:min-height="0.9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hatch" draw:fill-hatch-name="Black_20_90_20_Degrees"/>
      <style:paragraph-properties fo:text-align="center"/>
    </style:style>
    <style:style style:name="P4" style:family="paragraph">
      <loext:graphic-properties draw:fill="hatch" draw:fill-hatch-name="Black_20_-45_20_Degrees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margin-left="0cm" fo:margin-right="0cm" fo:text-align="center" fo:text-indent="0.2cm"/>
    </style:style>
    <style:style style:name="P7" style:family="paragraph">
      <style:paragraph-properties fo:margin-top="0.42cm" fo:margin-bottom="0.35cm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P8" style:family="paragraph">
      <loext:graphic-properties draw:fill="none"/>
      <style:paragraph-properties fo:margin-top="0.42cm" fo:margin-bottom="0.35cm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Bitstream Charter" fo:font-style="italic" style:font-style-asian="italic" style:font-style-complex="italic"/>
    </style:style>
    <style:style style:name="T2" style:family="text">
      <style:text-properties style:text-position="-33% 58%" style:font-name="Bitstream Charter" fo:font-style="italic" style:font-style-asian="italic" style:font-style-complex="italic"/>
    </style:style>
    <style:style style:name="T3" style:family="text"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text-position="-33% 58%" style:font-name="Bitstream Charter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781cm" svg:y1="4.811cm" svg:x2="4.311cm" svg:y2="1.096cm">
          <text:p/>
        </draw:line>
        <draw:line draw:style-name="gr1" draw:text-style-name="P1" draw:layer="layout" svg:x1="4.593cm" svg:y1="4.795cm" svg:x2="1.169cm" svg:y2="2.463cm">
          <text:p/>
        </draw:line>
        <draw:ellipse draw:style-name="gr2" draw:text-style-name="P2" draw:layer="layout" svg:width="0.4cm" svg:height="0.3cm" svg:x="3.746cm" svg:y="2.803cm" draw:kind="arc" draw:start-angle="309.07" draw:end-angle="309.59">
          <text:p/>
        </draw:ellipse>
        <draw:circle draw:style-name="gr3" draw:text-style-name="P2" draw:layer="layout" svg:width="0.392cm" svg:height="0.392cm" svg:x="3.746cm" svg:y="2.811cm" draw:kind="arc" draw:start-angle="90" draw:end-angle="270">
          <text:p/>
        </draw:circle>
        <draw:line draw:style-name="gr4" draw:text-style-name="P1" draw:layer="layout" svg:x1="2.739cm" svg:y1="3.95cm" svg:x2="2.235cm" svg:y2="3.608cm">
          <text:p/>
        </draw:line>
        <draw:custom-shape draw:style-name="gr5" draw:text-style-name="P3" draw:layer="layout" svg:width="0.597cm" svg:height="0.237cm" draw:transform="rotate (2.53072741539178) translate (2.596cm 4.146cm)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.292cm" svg:y1="3.645cm" svg:x2="2.581cm" svg:y2="3.519cm">
          <text:p/>
        </draw:line>
        <draw:line draw:style-name="gr4" draw:text-style-name="P1" draw:layer="layout" svg:x1="2.707cm" svg:y1="3.603cm" svg:x2="2.683cm" svg:y2="3.914cm">
          <text:p/>
        </draw:line>
        <draw:line draw:style-name="gr4" draw:text-style-name="P1" draw:layer="layout" svg:x1="4.262cm" svg:y1="2.687cm" svg:x2="4.262cm" svg:y2="3.326cm">
          <text:p/>
        </draw:line>
        <draw:custom-shape draw:style-name="gr7" draw:text-style-name="P4" draw:layer="layout" svg:width="0.229cm" svg:height="0.642cm" svg:x="4.266cm" svg:y="2.68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945cm" svg:y1="3.001cm" svg:x2="4.258cm" svg:y2="2.832cm">
          <text:p/>
        </draw:line>
        <draw:line draw:style-name="gr4" draw:text-style-name="P1" draw:layer="layout" svg:x1="4.255cm" svg:y1="3.178cm" svg:x2="3.948cm" svg:y2="3.008cm">
          <text:p/>
        </draw:line>
        <draw:line draw:style-name="gr8" draw:text-style-name="P1" draw:layer="layout" svg:x1="2.686cm" svg:y1="3.503cm" svg:x2="3.956cm" svg:y2="3.002cm">
          <text:p/>
        </draw:line>
        <draw:g>
          <draw:custom-shape draw:style-name="gr9" draw:text-style-name="P5" draw:layer="layout" svg:width="0.2cm" svg:height="0.2cm" svg:x="3.849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1cm" svg:height="0.1cm" svg:x="3.899cm" svg:y="2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5" draw:layer="layout" svg:width="0.2cm" svg:height="0.2cm" svg:x="2.581cm" svg:y="3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1cm" svg:height="0.1cm" svg:x="2.631cm" svg:y="3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ellipse draw:style-name="gr11" draw:text-style-name="P6" draw:layer="layout" svg:width="1.947cm" svg:height="1.953cm" svg:x="1.702cm" svg:y="2.504cm" draw:kind="arc" draw:start-angle="119.3" draw:end-angle="182.35">
          <text:p/>
        </draw:ellipse>
        <draw:custom-shape draw:style-name="gr12" draw:text-style-name="P5" draw:layer="layout" svg:width="0.718cm" svg:height="0.408cm" draw:transform="rotate (2.53072741539178) translate (4.124cm 4.731cm)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5" draw:layer="layout" svg:width="0.2cm" svg:height="0.2cm" svg:x="3.848cm" svg:y="4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1cm" svg:height="0.1cm" svg:x="3.898cm" svg:y="4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5" draw:layer="layout" svg:width="0.718cm" svg:height="0.408cm" draw:transform="rotate (0.959931088596881) translate (3.559cm 1.813cm)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5" draw:layer="layout" svg:width="0.2cm" svg:height="0.2cm" svg:x="3.847cm" svg:y="1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1cm" svg:height="0.1cm" svg:x="3.897cm" svg:y="1.5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3.942cm" svg:y1="1.704cm" svg:x2="3.942cm" svg:y2="2.827cm">
          <text:p/>
        </draw:line>
        <draw:line draw:style-name="gr1" draw:text-style-name="P1" draw:layer="layout" svg:x1="3.946cm" svg:y1="3.189cm" svg:x2="3.946cm" svg:y2="4.304cm">
          <text:p/>
        </draw:line>
        <draw:g>
          <draw:custom-shape draw:style-name="gr9" draw:text-style-name="P5" draw:layer="layout" svg:width="0.2cm" svg:height="0.2cm" svg:x="3.849cm" svg:y="4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1cm" svg:height="0.1cm" svg:x="3.899cm" svg:y="4.3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5" draw:layer="layout" svg:width="0.2cm" svg:height="0.2cm" svg:x="3.848cm" svg:y="1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1cm" svg:height="0.1cm" svg:x="3.898cm" svg:y="1.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ellipse draw:style-name="gr11" draw:text-style-name="P6" draw:layer="layout" svg:width="1.947cm" svg:height="1.953cm" svg:x="2.988cm" svg:y="1.824cm" draw:kind="arc" draw:start-angle="237.12" draw:end-angle="308.29">
          <text:p/>
        </draw:ellipse>
        <draw:frame draw:style-name="gr14" draw:text-style-name="P8" draw:layer="layout" svg:width="0.777cm" svg:height="0.683cm" svg:x="1cm" svg:y="2.819cm">
          <draw:text-box>
            <text:p text:style-name="P7"><text:span text:style-name="T1">ω</text:span></text:p>
          </draw:text-box>
        </draw:frame>
        <draw:frame draw:style-name="gr15" draw:text-style-name="P8" draw:layer="layout" svg:width="0.983cm" svg:height="1.195cm" svg:x="4.32cm" svg:y="3.409cm">
          <draw:text-box>
            <text:p text:style-name="P7"><text:span text:style-name="T1">ω</text:span><text:span text:style-name="T2">1</text:span></text:p>
          </draw:text-box>
        </draw:frame>
        <draw:frame draw:style-name="gr14" draw:text-style-name="P8" draw:layer="layout" svg:width="0.777cm" svg:height="0.683cm" svg:x="3.402cm" svg:y="4.373cm">
          <draw:text-box>
            <text:p text:style-name="P7"><text:span text:style-name="T1">A</text:span></text:p>
          </draw:text-box>
        </draw:frame>
        <draw:frame draw:style-name="gr14" draw:text-style-name="P8" draw:layer="layout" svg:width="0.777cm" svg:height="0.683cm" svg:x="3.159cm" svg:y="1cm">
          <draw:text-box>
            <text:p text:style-name="P7"><text:span text:style-name="T1">B</text:span></text:p>
          </draw:text-box>
        </draw:frame>
        <draw:frame draw:style-name="gr14" draw:text-style-name="P8" draw:layer="layout" svg:width="0.777cm" svg:height="0.683cm" svg:x="2.206cm" svg:y="2.775cm">
          <draw:text-box>
            <text:p text:style-name="P7"><text:span text:style-name="T1">O</text:span></text:p>
          </draw:text-box>
        </draw:frame>
        <draw:frame draw:style-name="gr15" draw:text-style-name="P8" draw:layer="layout" svg:width="0.926cm" svg:height="1.195cm" svg:x="3.942cm" svg:y="2.17cm">
          <draw:text-box>
            <text:p text:style-name="P7"><text:span text:style-name="T3">O</text:span><text:span text:style-name="T4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Штрих_20_точка" draw:display-name="Штрих точка" draw:style="rect" draw:dots1="1" draw:dots2="1" draw:dots2-length="0.7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6:06:09.352959194</meta:creation-date>
    <dc:date>2017-06-25T16:32:14.468300971</dc:date>
    <meta:editing-duration>PT26M3S</meta:editing-duration>
    <meta:editing-cycles>5</meta:editing-cycles>
    <meta:generator>LibreOffice/5.1.6.2$Linux_X86_64 LibreOffice_project/10m0$Build-2</meta:generator>
    <meta:document-statistic meta:object-count="43"/>
  </office:meta>
</office:document-meta>
</file>